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cm" svg:height="0.57cm" svg:x="0cm" svg:y="0.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3.5cm" svg:height="13.5cm" svg:x="0.1cm" svg:y="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23.5cm" svg:height="13.49cm" svg:x="23.58cm" svg:y="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3.5cm" svg:height="13.5cm" svg:x="0.1cm" svg:y="12.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3.5cm" svg:height="13.5cm" svg:x="23.6cm" svg:y="12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23.5cm" svg:height="13.5cm" svg:x="0.2cm" svg:y="24.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23.5cm" svg:height="13.5cm" svg:x="23.6cm" svg:y="24.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23.5cm" svg:height="13.5cm" svg:x="11.156cm" svg:y="38.0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7cm" fo:page-height="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4:47:45.860949864</meta:creation-date>
    <dc:date>2019-06-04T15:25:33.126179910</dc:date>
    <meta:editing-duration>PT16M59S</meta:editing-duration>
    <meta:editing-cycles>2</meta:editing-cycles>
    <meta:generator>LibreOffice/6.1.4.2$Linux_X86_64 LibreOffice_project/10$Build-2</meta:generator>
    <meta:document-statistic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.001cm" svg:height="0.571cm" xlink:href="." xlink:type="simple" chart:class="chart:scatter" chart:style-name="ch1">
        <chart:title svg:x="0.139cm" svg:y="0.147cm" chart:style-name="ch2">
          <text:p>BT</text:p>
        </chart:title>
        <chart:legend chart:legend-position="end" svg:x="0cm" svg:y="0cm" style:legend-expansion="high" chart:style-name="ch3"/>
        <chart:plot-area chart:style-name="ch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:title svg:x="0cm" svg:y="0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cm" svg:y="0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389cm" svg:y="0.406cm" chart:style-name="ch2">
          <text:p>BT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486cm" svg:height="9.949cm"/>
          <chart:axis chart:dimension="x" chart:name="primary-x" chart:style-name="ch5" chartooo:axis-type="auto"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01cm" svg:height="13.491cm" xlink:href="." xlink:type="simple" chart:class="chart:line" chart:style-name="ch1">
        <chart:title svg:x="11.336cm" svg:y="0.405cm" chart:style-name="ch2">
          <text:p>CG</text:p>
        </chart:title>
        <chart:legend chart:legend-position="end" svg:x="20.431cm" svg:y="4.703cm" style:legend-expansion="high" chart:style-name="ch3"/>
        <chart:plot-area chart:style-name="ch4" chart:data-source-has-labels="both" svg:x="1.481cm" svg:y="1.453cm" svg:width="18.48cm" svg:height="10.788cm">
          <chartooo:coordinate-region svg:x="2.102cm" svg:y="1.652cm" svg:width="17.672cm" svg:height="9.942cm"/>
          <chart:axis chart:dimension="x" chart:name="primary-x" chart:style-name="ch5" chartooo:axis-type="auto">
            <chartooo:date-scale/>
            <chart:title svg:x="10.267cm" svg:y="12.51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7.777cm" chart:style-name="ch7">
              <text:p>runtime, sec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series chart:style-name="ch12" chart:values-cell-range-address="local-table.$E$2:.$E$10" chart:label-cell-address="local-table.$E$1" chart:class="chart:line">
            <chart:data-point chart:repeated="9"/>
          </chart:series>
          <chart:series chart:style-name="ch13" chart:values-cell-range-address="local-table.$F$2:.$F$10" chart:label-cell-address="local-table.$F$1" chart:class="chart:line">
            <chart:data-point chart:repeated="9"/>
          </chart:series>
          <chart:series chart:style-name="ch14" chart:values-cell-range-address="local-table.$G$2:.$G$10" chart:label-cell-address="local-table.$G$1" chart:class="chart:line">
            <chart:data-point chart:repeated="9"/>
          </chart:series>
          <chart:series chart:style-name="ch15" chart:values-cell-range-address="local-table.$H$2:.$H$10" chart:label-cell-address="local-table.$H$1" chart:class="chart:line">
            <chart:data-point chart:repeated="9"/>
          </chart:series>
          <chart:series chart:style-name="ch16" chart:values-cell-range-address="local-table.$I$2:.$I$10" chart:label-cell-address="local-table.$I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69.97">
                <text:p>69.97</text:p>
              </table:table-cell>
              <table:table-cell office:value-type="float" office:value="69.623">
                <text:p>69.623</text:p>
              </table:table-cell>
              <table:table-cell office:value-type="float" office:value="72.501">
                <text:p>72.501</text:p>
              </table:table-cell>
              <table:table-cell office:value-type="float" office:value="69.842">
                <text:p>69.842</text:p>
              </table:table-cell>
              <table:table-cell office:value-type="float" office:value="66.779">
                <text:p>66.779</text:p>
              </table:table-cell>
              <table:table-cell office:value-type="float" office:value="67.567">
                <text:p>67.567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376cm" svg:y="0.406cm" chart:style-name="ch2">
          <text:p>EP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486cm" svg:height="9.949cm"/>
          <chart:axis chart:dimension="x" chart:name="primary-x" chart:style-name="ch5" chartooo:axis-type="auto">
            <chartooo:date-scale/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85.783">
                <text:p>85.783</text:p>
              </table:table-cell>
              <table:table-cell office:value-type="float" office:value="85.574">
                <text:p>85.574</text:p>
              </table:table-cell>
              <table:table-cell office:value-type="float" office:value="87.141">
                <text:p>87.141</text:p>
              </table:table-cell>
              <table:table-cell office:value-type="float" office:value="88.62">
                <text:p>88.62</text:p>
              </table:table-cell>
              <table:table-cell office:value-type="float" office:value="86.205">
                <text:p>86.205</text:p>
              </table:table-cell>
              <table:table-cell office:value-type="float" office:value="84.783">
                <text:p>84.783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246">
                <text:p>34.246</text:p>
              </table:table-cell>
              <table:table-cell office:value-type="float" office:value="35.242">
                <text:p>35.242</text:p>
              </table:table-cell>
              <table:table-cell office:value-type="float" office:value="36.568">
                <text:p>36.568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061">
                <text:p>34.0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123">
                <text:p>35.123</text:p>
              </table:table-cell>
              <table:table-cell office:value-type="float" office:value="35.282">
                <text:p>35.282</text:p>
              </table:table-cell>
              <table:table-cell office:value-type="float" office:value="34.528">
                <text:p>34.528</text:p>
              </table:table-cell>
              <table:table-cell office:value-type="float" office:value="34.94">
                <text:p>34.94</text:p>
              </table:table-cell>
              <table:table-cell office:value-type="float" office:value="34.39">
                <text:p>34.3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443">
                <text:p>34.443</text:p>
              </table:table-cell>
              <table:table-cell office:value-type="float" office:value="34.981">
                <text:p>34.981</text:p>
              </table:table-cell>
              <table:table-cell office:value-type="float" office:value="34.951">
                <text:p>34.951</text:p>
              </table:table-cell>
              <table:table-cell office:value-type="float" office:value="34.254">
                <text:p>34.254</text:p>
              </table:table-cell>
              <table:table-cell office:value-type="float" office:value="34.241">
                <text:p>34.241</text:p>
              </table:table-cell>
              <table:table-cell office:value-type="float" office:value="34.568">
                <text:p>34.56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.4008333333333">
                <text:p>35.4008333333333</text:p>
              </table:table-cell>
              <table:table-cell office:value-type="float" office:value="35.102">
                <text:p>35.102</text:p>
              </table:table-cell>
              <table:table-cell office:value-type="float" office:value="34.901">
                <text:p>34.901</text:p>
              </table:table-cell>
              <table:table-cell office:value-type="float" office:value="34.54">
                <text:p>34.54</text:p>
              </table:table-cell>
              <table:table-cell office:value-type="float" office:value="34.459">
                <text:p>34.45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402cm" svg:y="0.406cm" chart:style-name="ch2">
          <text:p>FT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2.102cm" svg:y="1.654cm" svg:width="17.672cm" svg:height="9.949cm"/>
          <chart:axis chart:dimension="x" chart:name="primary-x" chart:style-name="ch5" chartooo:axis-type="auto">
            <chartooo:date-scale/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series chart:style-name="ch12" chart:values-cell-range-address="local-table.$E$2:.$E$10" chart:label-cell-address="local-table.$E$1" chart:class="chart:line">
            <chart:data-point chart:repeated="9"/>
          </chart:series>
          <chart:series chart:style-name="ch13" chart:values-cell-range-address="local-table.$F$2:.$F$10" chart:label-cell-address="local-table.$F$1" chart:class="chart:line">
            <chart:data-point chart:repeated="9"/>
          </chart:series>
          <chart:series chart:style-name="ch14" chart:values-cell-range-address="local-table.$G$2:.$G$10" chart:label-cell-address="local-table.$G$1" chart:class="chart:line">
            <chart:data-point chart:repeated="9"/>
          </chart:series>
          <chart:series chart:style-name="ch15" chart:values-cell-range-address="local-table.$H$2:.$H$10" chart:label-cell-address="local-table.$H$1" chart:class="chart:line">
            <chart:data-point chart:repeated="9"/>
          </chart:series>
          <chart:series chart:style-name="ch16" chart:values-cell-range-address="local-table.$I$2:.$I$10" chart:label-cell-address="local-table.$I$1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8.297">
                <text:p>38.297</text:p>
              </table:table-cell>
              <table:table-cell office:value-type="float" office:value="36.904">
                <text:p>36.904</text:p>
              </table:table-cell>
              <table:table-cell office:value-type="float" office:value="37.548">
                <text:p>37.548</text:p>
              </table:table-cell>
              <table:table-cell office:value-type="float" office:value="37.24">
                <text:p>37.24</text:p>
              </table:table-cell>
              <table:table-cell office:value-type="float" office:value="37.308">
                <text:p>37.308</text:p>
              </table:table-cell>
              <table:table-cell office:value-type="float" office:value="39.083">
                <text:p>39.08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31cm" svg:y="0.406cm" chart:style-name="ch2">
          <text:p>MG</text:p>
        </chart:title>
        <chart:legend chart:legend-position="end" svg:x="20.431cm" svg:y="4.708cm" style:legend-expansion="high" chart:style-name="ch3"/>
        <chart:plot-area chart:style-name="ch4" chart:data-source-has-labels="both" svg:x="1.481cm" svg:y="1.455cm" svg:width="18.48cm" svg:height="10.795cm">
          <chartooo:coordinate-region svg:x="1.917cm" svg:y="1.654cm" svg:width="17.857cm" svg:height="9.949cm"/>
          <chart:axis chart:dimension="x" chart:name="primary-x" chart:style-name="ch5" chartooo:axis-type="auto">
            <chart:title svg:x="10.2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local-table.$J$2:.$J$10" chart:label-cell-address="local-table.$J$1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5">
                <text:p>4.735</text:p>
              </table:table-cell>
              <table:table-cell office:value-type="float" office:value="4.527">
                <text:p>4.527</text:p>
              </table:table-cell>
              <table:table-cell office:value-type="float" office:value="4.859">
                <text:p>4.859</text:p>
              </table:table-cell>
              <table:table-cell office:value-type="float" office:value="4.663">
                <text:p>4.663</text:p>
              </table:table-cell>
              <table:table-cell office:value-type="float" office:value="4.711">
                <text:p>4.711</text:p>
              </table:table-cell>
              <table:table-cell office:value-type="float" office:value="4.787">
                <text:p>4.787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021">
                <text:p>4.021</text:p>
              </table:table-cell>
              <table:table-cell office:value-type="float" office:value="4.063">
                <text:p>4.063</text:p>
              </table:table-cell>
              <table:table-cell office:value-type="float" office:value="3.889">
                <text:p>3.889</text:p>
              </table:table-cell>
              <table:table-cell office:value-type="float" office:value="3.812">
                <text:p>3.812</text:p>
              </table:table-cell>
              <table:table-cell office:value-type="float" office:value="3.858">
                <text:p>3.858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151">
                <text:p>4.15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376cm" svg:y="0.406cm" chart:style-name="ch2">
          <text:p>SP</text:p>
        </chart:title>
        <chart:legend chart:legend-position="end" svg:x="21.231cm" svg:y="4.708cm" style:legend-expansion="high" chart:style-name="ch3"/>
        <chart:plot-area chart:style-name="ch4" chart:data-source-has-labels="both" svg:x="1.481cm" svg:y="1.455cm" svg:width="19.28cm" svg:height="10.795cm">
          <chartooo:coordinate-region svg:x="2.102cm" svg:y="1.654cm" svg:width="18.287cm" svg:height="9.949cm"/>
          <chart:axis chart:dimension="x" chart:name="primary-x" chart:style-name="ch5" chartooo:axis-type="auto">
            <chart:title svg:x="10.667cm" svg:y="12.52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7.452cm" chart:style-name="ch8">
              <text:p>runtime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626">
                <text:p>83.626</text:p>
              </table:table-cell>
              <table:table-cell office:value-type="float" office:value="88.82">
                <text:p>88.82</text:p>
              </table:table-cell>
              <table:table-cell office:value-type="float" office:value="87.08">
                <text:p>87.08</text:p>
              </table:table-cell>
              <table:table-cell office:value-type="float" office:value="85.033">
                <text:p>85.033</text:p>
              </table:table-cell>
              <table:table-cell office:value-type="float" office:value="89.579">
                <text:p>89.579</text:p>
              </table:table-cell>
              <table:table-cell office:value-type="float" office:value="85.739">
                <text:p>85.73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svg:stroke-width="0.212cm" svg:stroke-color="#ff0000" draw:fill-color="#ff0000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362cm" svg:y="0.406cm" chart:style-name="ch2">
          <text:p>UA</text:p>
        </chart:title>
        <chart:legend chart:legend-position="end" svg:x="21.231cm" svg:y="4.708cm" style:legend-expansion="high" chart:style-name="ch3"/>
        <chart:plot-area chart:style-name="ch4" chart:data-source-has-labels="both" svg:x="1.387cm" svg:y="1.546cm" svg:width="19.202cm" svg:height="10.635cm">
          <chartooo:coordinate-region svg:x="3.04cm" svg:y="1.746cm" svg:width="17.362cm" svg:height="9.788cm"/>
          <chart:axis chart:dimension="x" chart:name="primary-x" chart:style-name="ch5" chartooo:axis-type="auto">
            <chart:title svg:x="10.534cm" svg:y="12.451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357cm" svg:y="7.463cm" chart:style-name="ch8">
              <text:p>runtime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.641">
                <text:p>183.641</text:p>
              </table:table-cell>
              <table:table-cell office:value-type="float" office:value="182.183">
                <text:p>182.183</text:p>
              </table:table-cell>
              <table:table-cell office:value-type="float" office:value="182.149">
                <text:p>182.149</text:p>
              </table:table-cell>
              <table:table-cell office:value-type="float" office:value="198.312">
                <text:p>198.312</text:p>
              </table:table-cell>
              <table:table-cell office:value-type="float" office:value="188.818">
                <text:p>188.818</text:p>
              </table:table-cell>
              <table:table-cell office:value-type="float" office:value="193.49">
                <text:p>193.49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